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Verdana, Helvetica, sans-serif"/>
    <style:font-face style:name="Arial1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cm" table:align="margins"/>
    </style:style>
    <style:style style:name="Table1.A" style:family="table-column">
      <style:table-column-properties style:column-width="2.468cm" style:rel-column-width="10104*"/>
    </style:style>
    <style:style style:name="Table1.B" style:family="table-column">
      <style:table-column-properties style:column-width="2.152cm" style:rel-column-width="8812*"/>
    </style:style>
    <style:style style:name="Table1.C" style:family="table-column">
      <style:table-column-properties style:column-width="11.382cm" style:rel-column-width="4661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e3c7" officeooo:paragraph-rsid="0010e3c7"/>
    </style:style>
    <style:style style:name="P2" style:family="paragraph" style:parent-style-name="Standard">
      <style:paragraph-properties fo:text-align="center" style:justify-single-word="false"/>
      <style:text-properties officeooo:rsid="0010e3c7" officeooo:paragraph-rsid="00145c5e"/>
    </style:style>
    <style:style style:name="P3" style:family="paragraph" style:parent-style-name="Standard">
      <style:paragraph-properties fo:text-align="center" style:justify-single-word="false"/>
      <style:text-properties officeooo:rsid="0010e3c7" officeooo:paragraph-rsid="0010e3c7"/>
    </style:style>
    <style:style style:name="P4" style:family="paragraph" style:parent-style-name="Standard">
      <style:text-properties officeooo:rsid="00133335" officeooo:paragraph-rsid="00133335"/>
    </style:style>
    <style:style style:name="P5" style:family="paragraph" style:parent-style-name="Standard">
      <style:text-properties officeooo:rsid="00139841" officeooo:paragraph-rsid="00139841"/>
    </style:style>
    <style:style style:name="P6" style:family="paragraph" style:parent-style-name="Standard">
      <style:text-properties officeooo:rsid="0013a474" officeooo:paragraph-rsid="0013a474"/>
    </style:style>
    <style:style style:name="P7" style:family="paragraph" style:parent-style-name="Standard">
      <style:paragraph-properties fo:text-align="center" style:justify-single-word="false"/>
      <style:text-properties officeooo:rsid="00145c5e" officeooo:paragraph-rsid="00145c5e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0e3c7" officeooo:paragraph-rsid="0010e3c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0e3c7" officeooo:paragraph-rsid="00145c5e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45c5e" officeooo:paragraph-rsid="00145c5e" style:font-weight-asian="bold" style:font-weight-complex="bold"/>
    </style:style>
    <style:style style:name="P11" style:family="paragraph" style:parent-style-name="Standard">
      <style:paragraph-properties fo:break-before="page"/>
      <style:text-properties officeooo:rsid="0013a474" officeooo:paragraph-rsid="0013a474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45c5e" officeooo:paragraph-rsid="00145c5e" style:font-weight-asian="bold" style:font-weight-complex="bold"/>
    </style:style>
    <style:style style:name="P13" style:family="paragraph" style:parent-style-name="Standard">
      <style:paragraph-properties fo:line-height="150%"/>
      <style:text-properties officeooo:rsid="00145c5e" officeooo:paragraph-rsid="0010e3c7"/>
    </style:style>
    <style:style style:name="P14" style:family="paragraph" style:parent-style-name="Standard">
      <style:paragraph-properties fo:text-align="center" style:justify-single-word="false"/>
      <style:text-properties officeooo:rsid="0010e3c7" officeooo:paragraph-rsid="00145c5e"/>
    </style:style>
    <style:style style:name="P15" style:family="paragraph" style:parent-style-name="Standard">
      <style:paragraph-properties fo:text-align="center" style:justify-single-word="false"/>
      <style:text-properties officeooo:rsid="0010e3c7" officeooo:paragraph-rsid="0010e3c7"/>
    </style:style>
    <style:style style:name="P16" style:family="paragraph" style:parent-style-name="Standard">
      <style:paragraph-properties fo:text-align="start" style:justify-single-word="false"/>
      <style:text-properties officeooo:rsid="0010e3c7" officeooo:paragraph-rsid="00145c5e"/>
    </style:style>
    <style:style style:name="P17" style:family="paragraph" style:parent-style-name="Standard">
      <style:paragraph-properties fo:line-height="150%"/>
      <style:text-properties officeooo:rsid="0010e3c7" officeooo:paragraph-rsid="0010e3c7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10e3c7" officeooo:paragraph-rsid="0010e3c7"/>
    </style:style>
    <style:style style:name="P19" style:family="paragraph" style:parent-style-name="Standard">
      <style:text-properties officeooo:rsid="0013a474" officeooo:paragraph-rsid="0013a474"/>
    </style:style>
    <style:style style:name="P20" style:family="paragraph" style:parent-style-name="Standard">
      <style:paragraph-properties fo:line-height="150%"/>
      <style:text-properties officeooo:rsid="0012a81d" officeooo:paragraph-rsid="0012a81d"/>
    </style:style>
    <style:style style:name="P21" style:family="paragraph" style:parent-style-name="Standard">
      <style:paragraph-properties fo:line-height="150%" fo:text-align="justify" style:justify-single-word="false"/>
      <style:text-properties officeooo:rsid="0012a81d" officeooo:paragraph-rsid="0012a81d"/>
    </style:style>
    <style:style style:name="P22" style:family="paragraph" style:parent-style-name="Standard">
      <style:paragraph-properties fo:line-height="150%"/>
      <style:text-properties officeooo:rsid="00133335" officeooo:paragraph-rsid="00133335"/>
    </style:style>
    <style:style style:name="P23" style:family="paragraph" style:parent-style-name="Standard">
      <style:paragraph-properties fo:line-height="150%" fo:text-align="justify" style:justify-single-word="false"/>
      <style:text-properties officeooo:rsid="00133335" officeooo:paragraph-rsid="00133335"/>
    </style:style>
    <style:style style:name="P24" style:family="paragraph" style:parent-style-name="Standard">
      <style:paragraph-properties fo:line-height="150%" fo:text-align="justify" style:justify-single-word="false"/>
      <style:text-properties officeooo:rsid="00139841" officeooo:paragraph-rsid="00139841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6abfa" officeooo:paragraph-rsid="0016abfa" style:font-weight-asian="bold" style:font-weight-complex="bold"/>
    </style:style>
    <style:style style:name="P26" style:family="paragraph" style:parent-style-name="Standard">
      <style:paragraph-properties fo:text-align="center" style:justify-single-word="false" fo:break-before="page"/>
      <style:text-properties fo:font-weight="bold" officeooo:rsid="0016abfa" officeooo:paragraph-rsid="0016abfa" style:font-weight-asian="bold" style:font-weight-complex="bold"/>
    </style:style>
    <style:style style:name="P27" style:family="paragraph" style:parent-style-name="Standard" style:master-page-name="">
      <style:paragraph-properties fo:margin-left="9.721cm" fo:margin-right="0cm" fo:text-align="justify" style:justify-single-word="false" fo:text-indent="0cm" style:auto-text-indent="false" style:page-number="auto"/>
      <style:text-properties officeooo:paragraph-rsid="00145c5e"/>
    </style:style>
    <style:style style:name="P28" style:family="paragraph" style:parent-style-name="Heading_20_1">
      <style:paragraph-properties fo:line-height="150%" fo:break-before="page"/>
    </style:style>
    <style:style style:name="P29" style:family="paragraph" style:parent-style-name="Heading_20_2">
      <style:paragraph-properties fo:line-height="150%"/>
    </style:style>
    <style:style style:name="P30" style:family="paragraph" style:parent-style-name="Heading_20_2">
      <style:paragraph-properties fo:line-height="150%" fo:text-align="justify" style:justify-single-word="false"/>
    </style:style>
    <style:style style:name="P31" style:family="paragraph" style:parent-style-name="Contents_20_1">
      <style:paragraph-properties fo:line-height="150%"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 fo:line-height="150%">
        <style:tab-stops>
          <style:tab-stop style:position="15.501cm" style:type="right" style:leader-style="dotted" style:leader-text="."/>
        </style:tab-stops>
      </style:paragraph-properties>
    </style:style>
    <style:style style:name="T1" style:family="text">
      <style:text-properties officeooo:rsid="0012a81d"/>
    </style:style>
    <style:style style:name="T2" style:family="text">
      <style:text-properties officeooo:rsid="00139841"/>
    </style:style>
    <style:style style:name="T3" style:family="text">
      <style:text-properties officeooo:rsid="00145c5e"/>
    </style:style>
    <style:style style:name="T4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ENTRO UNIVERSITÁRIO DA FEI</text:p>
      <text:p text:style-name="P7"/>
      <text:p text:style-name="P7"/>
      <text:p text:style-name="P7"/>
      <text:p text:style-name="P7"/>
      <text:p text:style-name="P7">WESLEY DAL'COL VON DOELING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FUTY</text:p>
      <text:p text:style-name="P10">DOCUMENTO DE DESIGN DE JOGO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São Bernardo do Campo</text:p>
      <text:p text:style-name="P7">2013</text:p>
      <text:p text:style-name="P7"><text:soft-page-break/>CENTRO UNIVERSITÁRIO DA FEI</text:p>
      <text:p text:style-name="P7"/>
      <text:p text:style-name="P7"/>
      <text:p text:style-name="P7"/>
      <text:p text:style-name="P7"/>
      <text:p text:style-name="P7">WESLEY DAL'COL VON DOELING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FUTY</text:p>
      <text:p text:style-name="P10">DOCUMENTO DE DESIGN DE JOGO</text:p>
      <text:p text:style-name="P9"/>
      <text:p text:style-name="P2"/>
      <text:p text:style-name="P2"/>
      <text:p text:style-name="P27"><text:span text:style-name="T3">Trabalho de apresentado à disciplina Teoria e Desenvolvimento de Jogos do <text:s/>curso de Ciência da Computação do Centro Universitário da FEI, como requisito parcial para avalia-ção, orientado pelo prof. </text:span><text:a xlink:type="simple" xlink:href="http://moodle.fei.edu.br/moodle/user/view.php?id=7312&amp;course=679"><text:span text:style-name="Strong_20_Emphasis"><text:span text:style-name="T4">Pier Marco Ricchetti</text:span></text:span></text:a><text:span text:style-name="T5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São Bernardo do Campo</text:p>
      <text:p text:style-name="P7">2013</text:p>
      <text:p text:style-name="P26"/>
      <text:p text:style-name="P25">SUMÁRIO</text:p>
      <text:p text:style-name="P6"/>
      <text:p text:style-name="P6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1"><text:a xlink:type="simple" xlink:href="#__RefHeading__304_2104208904" text:style-name="Index_20_Link" text:visited-style-name="Index_20_Link">1 VISÃO GERAL DO JOGO<text:tab/>5</text:a></text:p>
          <text:p text:style-name="P32"><text:a xlink:type="simple" xlink:href="#__RefHeading__306_2104208904" text:style-name="Index_20_Link" text:visited-style-name="Index_20_Link">1.1 Conceito<text:tab/>5</text:a></text:p>
          <text:p text:style-name="P32"><text:a xlink:type="simple" xlink:href="#__RefHeading__308_2104208904" text:style-name="Index_20_Link" text:visited-style-name="Index_20_Link">1.2 Características<text:tab/>5</text:a></text:p>
          <text:p text:style-name="P32"><text:a xlink:type="simple" xlink:href="#__RefHeading__310_2104208904" text:style-name="Index_20_Link" text:visited-style-name="Index_20_Link">1.3 Gênero<text:tab/>5</text:a></text:p>
          <text:p text:style-name="P32"><text:a xlink:type="simple" xlink:href="#__RefHeading__312_2104208904" text:style-name="Index_20_Link" text:visited-style-name="Index_20_Link">1.4 Público-alvo<text:tab/>6</text:a></text:p>
          <text:p text:style-name="P32"><text:a xlink:type="simple" xlink:href="#__RefHeading__314_2104208904" text:style-name="Index_20_Link" text:visited-style-name="Index_20_Link">1.5 Resumo do fluxo de jogo<text:tab/>6</text:a></text:p>
          <text:p text:style-name="P32"><text:a xlink:type="simple" xlink:href="#__RefHeading__316_2104208904" text:style-name="Index_20_Link" text:visited-style-name="Index_20_Link">1.6 Aparência<text:tab/>6</text:a></text:p>
          <text:p text:style-name="P32"><text:a xlink:type="simple" xlink:href="#__RefHeading__318_2104208904" text:style-name="Index_20_Link" text:visited-style-name="Index_20_Link">1.7 Escopo do projeto<text:tab/>6</text:a></text:p>
          <text:p text:style-name="P31"><text:a xlink:type="simple" xlink:href="#__RefHeading__320_2104208904" text:style-name="Index_20_Link" text:visited-style-name="Index_20_Link">2 INTERFACE<text:tab/>7</text:a></text:p>
          <text:p text:style-name="P32"><text:a xlink:type="simple" xlink:href="#__RefHeading__322_2104208904" text:style-name="Index_20_Link" text:visited-style-name="Index_20_Link">2.1 Sistema Visual<text:tab/>7</text:a></text:p>
          <text:p text:style-name="P32"><text:a xlink:type="simple" xlink:href="#__RefHeading__324_2104208904" text:style-name="Index_20_Link" text:visited-style-name="Index_20_Link">2.2 Controles<text:tab/>7</text:a></text:p>
          <text:p text:style-name="P31"><text:a xlink:type="simple" xlink:href="#__RefHeading__326_2104208904" text:style-name="Index_20_Link" text:visited-style-name="Index_20_Link">3 ARTIFICIAL INTELLIGENCE<text:tab/>8</text:a></text:p>
        </text:index-body>
      </text:table-of-content>
      <text:p text:style-name="P17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Histórico de desenvolvimento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Versão</text:p>
          </table:table-cell>
          <table:table-cell table:style-name="Table1.A1" office:value-type="string">
            <text:p text:style-name="P12">Data</text:p>
          </table:table-cell>
          <table:table-cell table:style-name="Table1.C1" office:value-type="string">
            <text:p text:style-name="P12">Descrição</text:p>
          </table:table-cell>
        </table:table-row>
        <table:table-row>
          <table:table-cell table:style-name="Table1.A2" office:value-type="string">
            <text:p text:style-name="P2">0.0.1 (alpha)</text:p>
          </table:table-cell>
          <table:table-cell table:style-name="Table1.A2" office:value-type="string">
            <text:p text:style-name="P3">14/11/2013</text:p>
          </table:table-cell>
          <table:table-cell table:style-name="Table1.C2" office:value-type="string">
            <text:p text:style-name="P16">Demo não-jogável demonstrando a mecânica básica de uma partida simulada.</text:p>
          </table:table-cell>
        </table:table-row>
      </table:table>
      <text:p text:style-name="P1"/>
      <text:p text:style-name="P1"><text:s/></text:p>
      <text:h text:style-name="P28" text:outline-level="1"><text:bookmark-start text:name="__RefHeading__304_2104208904"/>1<text:tab/><text:span text:style-name="T3">VISÃO GERAL DO JOGO</text:span><text:bookmark-end text:name="__RefHeading__304_2104208904"/></text:h>
      <text:p text:style-name="P13"/>
      <text:h text:style-name="P29" text:outline-level="2"><text:bookmark-start text:name="__RefHeading__306_2104208904"/>1.1<text:tab/><text:span text:style-name="T3">Conceito</text:span><text:bookmark-end text:name="__RefHeading__306_2104208904"/></text:h>
      <text:p text:style-name="P17"/>
      <text:p text:style-name="P18">Futy é um jogo que simula a gestão de um clube de futebol, no qual o jogador assume o papel de técnico e presidente, atuando na compra e venda de jogadores do clube, gestão de contas e escalação do próprio time, de forma muito semelhante ao famoso Ellifoot.</text:p>
      <text:p text:style-name="P18"/>
      <text:p text:style-name="P18">As partidas são simuladas sem interação direta do jogador, embora ele possa influenciar em aspectos como escalação do time, ofensividade, táticas, etc.</text:p>
      <text:p text:style-name="P18"/>
      <text:h text:style-name="P30" text:outline-level="2"><text:bookmark-start text:name="__RefHeading__308_2104208904"/>1.2<text:tab/><text:span text:style-name="T3">Características</text:span><text:bookmark-end text:name="__RefHeading__308_2104208904"/></text:h>
      <text:p text:style-name="P18"/>
      <text:p text:style-name="P18">Nesta versão é possível apenas assistir a uma partida, acompanhando o placar e a narração minuto a minuto do que acontece.</text:p>
      <text:p text:style-name="P18"/>
      <text:p text:style-name="P18">Esta versão demonstra apenas a mecânica de simulação das partidas, entretanto alguamas features esperadas na versão final:</text:p>
      <text:p text:style-name="P18"/>
      <text:p text:style-name="P18">* Compra e venda de jogadores;</text:p>
      <text:p text:style-name="P18">* Construção e ampliação de estádio;</text:p>
      <text:p text:style-name="P18">* Realizar treinamentos;</text:p>
      <text:p text:style-name="P18">* Escalar o time;</text:p>
      <text:p text:style-name="P18">* Escolher a tática do time;</text:p>
      <text:p text:style-name="P18">* Escolher o nível de ofensividade do time;</text:p>
      <text:p text:style-name="P18">* Alterar parâmetros durante a partida;</text:p>
      <text:p text:style-name="P18"/>
      <text:h text:style-name="P30" text:outline-level="2"><text:bookmark-start text:name="__RefHeading__310_2104208904"/>1.3<text:tab/>G<text:span text:style-name="T3">ênero</text:span><text:bookmark-end text:name="__RefHeading__310_2104208904"/></text:h>
      <text:p text:style-name="P18">Simulação</text:p>
      <text:p text:style-name="P18"/>
      <text:h text:style-name="P30" text:outline-level="2"><text:bookmark-start text:name="__RefHeading__312_2104208904"/><text:soft-page-break/>1.4<text:tab/><text:span text:style-name="T3">Público-alvo</text:span><text:bookmark-end text:name="__RefHeading__312_2104208904"/></text:h>
      <text:p text:style-name="P18">Jogadores casuais <text:span text:style-name="T3">fãs de futebol</text:span></text:p>
      <text:h text:style-name="P30" text:outline-level="2"><text:bookmark-start text:name="__RefHeading__314_2104208904"/>1.5<text:tab/><text:span text:style-name="T3">Resumo do fluxo de jogo</text:span><text:bookmark-end text:name="__RefHeading__314_2104208904"/></text:h>
      <text:p text:style-name="P18"/>
      <text:p text:style-name="P18">O jogo <text:span text:style-name="T1">se subdivide em duas situações distintas: as partidas e a gestão do time entre as partidas.</text:span></text:p>
      <text:p text:style-name="P18"/>
      <text:p text:style-name="P21">Durante as partidas, o jogador assume o papel de técnico, podendo escolher a escalação, a tática, a estratégia e podendo alterá-las enquanto elas durarem. O jogo simula as partidas entre os times adversários utilizando somente as características dos do times para determinar os resultados. Uma narração em texto, minuto a minuto é emitida para que os expectadores acompanhem os detalhes. O placar é atualizado quando necessário.</text:p>
      <text:p text:style-name="P21"/>
      <text:p text:style-name="P21">No tempo entre as partidas, o jogador pode assumir o papel de presidente do clube, cuidando da gestão de contas, compra e venda de jogadores ou ainda o papel de técnico novamente, direcionando os treinamentos, para que as habilidades dos seus comandados possam ser aprimoradas de acordo com a sua visão de como a equipe deverá portar-se em campo.</text:p>
      <text:p text:style-name="P21"/>
      <text:h text:style-name="P30" text:outline-level="2"><text:bookmark-start text:name="__RefHeading__316_2104208904"/>1.6<text:tab/><text:span text:style-name="T3">Aparência</text:span><text:bookmark-end text:name="__RefHeading__316_2104208904"/></text:h>
      <text:p text:style-name="P21">O jogo terá a aprência de um programa de terminal, como os do antigo sistema DOS, para manter o apelo clássico.</text:p>
      <text:p text:style-name="P21"/>
      <text:h text:style-name="P30" text:outline-level="2"><text:bookmark-start text:name="__RefHeading__318_2104208904"/>1.7<text:tab/><text:span text:style-name="T3">Escopo do projeto</text:span><text:bookmark-end text:name="__RefHeading__318_2104208904"/></text:h>
      <text:p text:style-name="P21"/>
      <text:p text:style-name="P21">O jogo terá um calendário cíclico no qual uma temporada sucede a anterior tendo os mesmos campeonatos, mas com as tabelas atualizadas conforme os clubes são rebaixados ou promovidos.</text:p>
      <text:p text:style-name="P21"/>
      <text:p text:style-name="P21">Inicialmente são previstas 4 divisões com 8 clubes cada.</text:p>
      <text:p text:style-name="P21"/>
      <text:p text:style-name="P21">Neste demos serão apresentados somente 4 clubes para demosntrar a mecânica da partida.</text:p>
      <text:h text:style-name="P28" text:outline-level="1"><text:bookmark-start text:name="__RefHeading__320_2104208904"/>2<text:tab/><text:span text:style-name="T3">INTERFACE</text:span><text:bookmark-end text:name="__RefHeading__320_2104208904"/></text:h>
      <text:p text:style-name="P20"/>
      <text:h text:style-name="P29" text:outline-level="2"><text:bookmark-start text:name="__RefHeading__322_2104208904"/>2.1<text:tab/><text:span text:style-name="T3">Sistema Visual</text:span><text:bookmark-end text:name="__RefHeading__322_2104208904"/></text:h>
      <text:p text:style-name="P21"><text:line-break/>O jogo terá a aprência de uma aplicação de terminal DOS, com menus rústicos de forma a resgatar a nostalgia dos primeiros jogos.</text:p>
      <text:p text:style-name="P21"/>
      <text:h text:style-name="P30" text:outline-level="2"><text:bookmark-start text:name="__RefHeading__324_2104208904"/>2.2<text:tab/><text:span text:style-name="T3">Controles</text:span><text:bookmark-end text:name="__RefHeading__324_2104208904"/></text:h>
      <text:p text:style-name="P21"/>
      <text:p text:style-name="P21">O jogo será controlado por atalhos de teclado.</text:p>
      <text:p text:style-name="P20"/>
      <text:h text:style-name="P28" text:outline-level="1"><text:bookmark-start text:name="__RefHeading__326_2104208904"/>3<text:tab/>ARTIFICIAL INTELLIGENCE<text:bookmark-end text:name="__RefHeading__326_2104208904"/></text:h>
      <text:p text:style-name="P22"/>
      <text:p text:style-name="P23"/>
      <text:p text:style-name="P23">Ao invés de um algoritmo mais sofisticado de Inteligência Artificial, a simulação será feita através de uma máquina de estados que utiliza as características dos jogadores para ponderar e escolher as transições entre os estados.</text:p>
      <text:p text:style-name="P23"/>
      <text:p text:style-name="P23">Um estado possui dois atributos, o local onde está a bola e qual o time que detém o seu controle. As transições, por outro lado consistem em 4 atributos, o jogador ativo, a sua ação escolhida, o local de destino da bola e o resultado da ação escolhida pelo jogador.</text:p>
      <text:p text:style-name="P23"/>
      <text:p text:style-name="P23">O campo de jogo é dividido em 5 áreas em ordem, a área do goleiro, defesa, meio e ataque do time ativo e área do goleiro adversário. Elas são consideradas sempre em relação ao tiem ativo e são simétricas entre si, ou seja, quando a bola está na defesa de um time, automaticamente ela está no ataque do adversário e vice-versa.</text:p>
      <text:p text:style-name="P23"/>
      <text:p text:style-name="P23">O jogador ativo é escolhido aleatoriamente, <text:span text:style-name="T2">dentro do time ativo, </text:span>na área onde está a bola.</text:p>
      <text:p text:style-name="P23"/>
      <text:p text:style-name="P23">Os jogadores no Futy possuem 4 atributos, defesa, habilidade, passe e chute, enquanto que nos outros jogos similares, normalmente eles possuem apenas um.</text:p>
      <text:p text:style-name="P23"/>
      <text:p text:style-name="P23">A magnitude de cada atributo influencia na decisão do jogador ao escolher a ação desejada, ou seja, um jogador com mais passe do que chute tende a passar mais a bolar do que chutar a gol.</text:p>
      <text:p text:style-name="P23"/>
      <text:p text:style-name="P23">O local de destino da ação, quando aplicável é escolhido baseado nos parâmetros de estratégia do time, ou seja, dependendo do que o técnico espeficar, os jogadores podem tender mais para o ataque ou para a defesa. Nesta versão esses parâmetros estão fixos.</text:p>
      <text:p text:style-name="P23"/>
      <text:p text:style-name="P23">Após escolhido o <text:span text:style-name="T2">jogador ativo, a sua ação, e o destino provável, quando aplicável é escolhido um adversário seguindo uma lógica semelhante à do jogador ativo, para que eles disputem a jogada baseado no enfrentamento dos seus atributos. Por exemplo, ao escolher chutar a gol, um jogador deve ter comparada o seu nível de chute contra a defesa do goleiro adversário.</text:span></text:p>
      <text:p text:style-name="P23"/>
      <text:p text:style-name="P24">Uma roleta viciada, modificada por parâmetros estatísticos obtidos empricamente, decide se a <text:soft-page-break/>ação teve sucesso ou fracasso. O estado do jogo é alterado de acordo com esse resultado e o processo se repte até que o tempo do jogo termine.</text:p>
      <text:p text:style-name="P24"/>
      <text:p text:style-name="P24">Clubes não controlados por um jogador humano, escolhem seus parâmetros baseados em perfis pre-escolhidos pelo próprio jogo. Nesta vesão esses parâmetros estão fixos.</text:p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, Verdana, Helvetica, sans-serif"/>
    <style:font-face style:name="Arial1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cm" style:contextual-spacing="false" fo:line-height="150%"/>
      <style:text-properties style:font-name="Times New Roman" fo:font-size="12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line-height="150%"/>
      <style:text-properties style:font-name="Times New Roman" fo:font-size="12pt" fo:font-weight="bold" style:font-name-asian="SimSun" style:font-size-asian="18pt" style:font-weight-asian="bold" style:font-name-complex="Mangal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00:04:04.229700000</meta:creation-date>
    <dc:date>2013-11-14T10:58:03.587000000</dc:date>
    <meta:editing-duration>PT11M51S</meta:editing-duration>
    <meta:editing-cycles>3</meta:editing-cycles>
    <meta:generator>LibreOffice/4.1.2.3$Windows_x86 LibreOffice_project/40b2d7fde7e8d2d7bc5a449dc65df4d08a7dd38</meta:generator>
    <meta:document-statistic meta:table-count="1" meta:image-count="0" meta:object-count="0" meta:page-count="9" meta:paragraph-count="78" meta:word-count="959" meta:character-count="5691" meta:non-whitespace-character-count="4805"/>
  </office:meta>
</office:document-meta>
</file>